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style:font-name="DejaVu Sans" style:font-name-asian="DejaVu Sans1" style:font-name-complex="DejaVu Sans1"/>
    </style:style>
    <style:style style:name="ta_extref" style:family="table">
      <style:table-properties table:display="false"/>
    </style:style>
    <style:style style:name="T1" style:family="text">
      <style:text-properties style:font-name-asian="DejaVu Sans1" style:font-name-complex="DejaVu Sans1"/>
    </style:style>
  </office:automatic-styles>
  <office:body>
    <office:spreadsheet>
      <table:table table:name="工作表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Data Sent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1"/>
          <table:table-cell table:style-name="ce2" office:value-type="string">
            <text:p><text:span text:style-name="T1">VBFB Recv</text:span>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/>
          <table:table-cell office:value-type="string">
            <text:p>VBFU Recv</text:p>
          </table:table-cell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ata Sent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VBFB Energy</text:p>
          </table:table-cell>
          <table:table-cell office:value-type="float" office:value="36.75824">
            <text:p>36.75824</text:p>
          </table:table-cell>
          <table:table-cell office:value-type="float" office:value="29.964">
            <text:p>29.964</text:p>
          </table:table-cell>
          <table:table-cell office:value-type="float" office:value="18.7392">
            <text:p>18.7392</text:p>
          </table:table-cell>
          <table:table-cell office:value-type="float" office:value="14.1696">
            <text:p>14.1696</text:p>
          </table:table-cell>
          <table:table-cell office:value-type="float" office:value="14.08992">
            <text:p>14.08992</text:p>
          </table:table-cell>
        </table:table-row>
        <table:table-row table:style-name="ro1">
          <table:table-cell/>
          <table:table-cell office:value-type="string">
            <text:p>VBFU Energy</text:p>
          </table:table-cell>
          <table:table-cell office:value-type="float" office:value="112.078352">
            <text:p>112.078352</text:p>
          </table:table-cell>
          <table:table-cell office:value-type="float" office:value="96.795685">
            <text:p>96.795685</text:p>
          </table:table-cell>
          <table:table-cell office:value-type="float" office:value="53.419827">
            <text:p>53.419827</text:p>
          </table:table-cell>
          <table:table-cell office:value-type="float" office:value="30.650646">
            <text:p>30.650646</text:p>
          </table:table-cell>
          <table:table-cell office:value-type="float" office:value="26.784224">
            <text:p>26.784224</text:p>
          </table:table-cell>
        </table:table-row>
      </table:table>
      <table:table table:name="工作表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1">2013／03／21</text:date>, <text:time>15:28:54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llasy </meta:initial-creator>
    <meta:creation-date>2013-03-21T15:09:50</meta:creation-date>
    <dc:date>2013-03-21T15:28:54</dc:date>
    <dc:creator>villasy </dc:creator>
    <meta:editing-duration>PT00H19M06S</meta:editing-duration>
    <meta:editing-cycles>12</meta:editing-cycles>
    <meta:generator>OpenOffice.org/3.2$Linux OpenOffice.org_project/320m12$Build-9483</meta:generator>
    <meta:document-statistic meta:table-count="3" meta:cell-count="36" meta:object-count="0"/>
  </office:meta>
</office:document-meta>
</file>